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Grammar.SchemaGramm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hemaGrammar.SchemaGrammar( Document grammar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hemaGrammar.SchemaGrammar( Document grammarDocument , GrammarPool grammar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